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, sans-serif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212cm" loext:contextual-spacing="false"/>
    </style:style>
    <style:style style:name="P2" style:family="paragraph" style:parent-style-name="Text_20_body">
      <style:paragraph-properties fo:margin-top="0.423cm" fo:margin-bottom="0.212cm" loext:contextual-spacing="false"/>
      <style:text-properties style:font-name="Nimbus Roman No9 L" officeooo:rsid="00195411" officeooo:paragraph-rsid="00195411" style:font-name-asian="DejaVu Sans" style:font-name-complex="DejaVu Sans"/>
    </style:style>
    <style:style style:name="P3" style:family="paragraph" style:parent-style-name="Text_20_body">
      <style:paragraph-properties fo:margin-top="0.423cm" fo:margin-bottom="0.212cm" loext:contextual-spacing="false"/>
      <style:text-properties style:font-name="Nimbus Roman No9 L" officeooo:rsid="0021a572" style:font-name-asian="DejaVu Sans" style:font-name-complex="DejaVu Sans"/>
    </style:style>
    <style:style style:name="P4" style:family="paragraph" style:parent-style-name="Text_20_body">
      <style:paragraph-properties fo:margin-top="0.423cm" fo:margin-bottom="0.212cm" loext:contextual-spacing="false"/>
      <style:text-properties style:font-name="Nimbus Roman No9 L" officeooo:rsid="003895a1" officeooo:paragraph-rsid="003895a1" style:font-name-asian="DejaVu Sans" style:font-name-complex="DejaVu Sans"/>
    </style:style>
    <style:style style:name="P5" style:family="paragraph" style:parent-style-name="Text_20_body">
      <style:paragraph-properties fo:margin-top="0.423cm" fo:margin-bottom="0.212cm" loext:contextual-spacing="false"/>
      <style:text-properties officeooo:paragraph-rsid="002a18e5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Text_20_body">
      <style:text-properties officeooo:rsid="00236a5f" officeooo:paragraph-rsid="00236a5f"/>
    </style:style>
    <style:style style:name="P8" style:family="paragraph" style:parent-style-name="Text_20_body">
      <style:text-properties officeooo:rsid="0032aee5" officeooo:paragraph-rsid="0032aee5"/>
    </style:style>
    <style:style style:name="P9" style:family="paragraph" style:parent-style-name="Text_20_body">
      <style:text-properties officeooo:rsid="00256a0c" officeooo:paragraph-rsid="00256a0c"/>
    </style:style>
    <style:style style:name="P10" style:family="paragraph" style:parent-style-name="Standard" style:list-style-name="L1"/>
    <style:style style:name="P11" style:family="paragraph" style:parent-style-name="Standard" style:list-style-name="L2">
      <style:text-properties fo:font-style="normal" officeooo:rsid="001ce1e6" officeooo:paragraph-rsid="001ce1e6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3895a1" officeooo:paragraph-rsid="001ce1e6" style:font-style-asian="normal" style:font-style-complex="normal"/>
    </style:style>
    <style:style style:name="P13" style:family="paragraph" style:parent-style-name="Standard" style:list-style-name="L2">
      <style:text-properties fo:font-style="normal" style:font-style-asian="normal" style:font-style-complex="normal"/>
    </style:style>
    <style:style style:name="T1" style:family="text">
      <style:text-properties officeooo:rsid="00195411"/>
    </style:style>
    <style:style style:name="T2" style:family="text">
      <style:text-properties officeooo:rsid="001d7ada"/>
    </style:style>
    <style:style style:name="T3" style:family="text">
      <style:text-properties style:font-name="Nimbus Roman No9 L" style:font-name-asian="DejaVu Sans" style:font-name-complex="DejaVu Sans"/>
    </style:style>
    <style:style style:name="T4" style:family="text">
      <style:text-properties style:font-name="Nimbus Roman No9 L" officeooo:rsid="0021a572" style:font-name-asian="DejaVu Sans" style:font-name-complex="DejaVu Sans"/>
    </style:style>
    <style:style style:name="T5" style:family="text">
      <style:text-properties style:font-name="Nimbus Roman No9 L" officeooo:rsid="00195411" style:font-name-asian="DejaVu Sans" style:font-name-complex="DejaVu Sans"/>
    </style:style>
    <style:style style:name="T6" style:family="text">
      <style:text-properties style:font-name="Nimbus Roman No9 L" officeooo:rsid="002a18e5" style:font-name-asian="DejaVu Sans" style:font-name-complex="DejaVu Sans"/>
    </style:style>
    <style:style style:name="T7" style:family="text">
      <style:text-properties style:font-name="Nimbus Roman No9 L" officeooo:rsid="001d7ada" style:font-name-asian="DejaVu Sans" style:font-name-complex="DejaVu Sans"/>
    </style:style>
    <style:style style:name="T8" style:family="text">
      <style:text-properties officeooo:rsid="00274039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0000" fo:letter-spacing="normal" officeooo:rsid="002a18e5"/>
    </style:style>
    <style:style style:name="T11" style:family="text">
      <style:text-properties fo:font-variant="normal" fo:text-transform="none" fo:color="#0000ff" style:font-name="Arial" fo:font-size="9.75pt" fo:letter-spacing="normal" fo:font-style="normal" style:text-underline-style="solid" style:text-underline-width="auto" style:text-underline-color="font-color" fo:font-weight="bold" fo:background-color="transparent" loext:char-shading-value="0" loext:padding="0cm" loext:border="none"/>
    </style:style>
    <style:style style:name="T12" style:family="text">
      <style:text-properties officeooo:rsid="0034298a"/>
    </style:style>
    <style:style style:name="T13" style:family="text">
      <style:text-properties officeooo:rsid="003895a1"/>
    </style:style>
    <style:style style:name="T14" style:family="text">
      <style:text-properties officeooo:rsid="003a4d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2">2</text:span> : <text:span text:style-name="T1">Architecture maître/esclave</text:span></text:h>
      <text:p text:style-name="Standard"/>
      <text:p text:style-name="Standard">Dans ce TP, nous mettons en place un<text:span text:style-name="T1">e architecture maître/esclaves permettant de distribuer la charge </text:span></text:p>
      <text:list xml:id="list280263604" text:style-name="L1">
        <text:list-header>
          <text:p text:style-name="P10">.</text:p>
        </text:list-header>
      </text:list>
      <text:h text:style-name="Heading_20_2" text:outline-level="2">Objectifs</text:h>
      <text:list xml:id="list4265742161" text:style-name="L2">
        <text:list-item>
          <text:p text:style-name="P11">Mettre en place <text:span text:style-name="T13">2 types de nœud esclave</text:span></text:p>
        </text:list-item>
        <text:list-item>
          <text:p text:style-name="P12">Donner des étiquettes aux <text:span text:style-name="T14">nœuds</text:span></text:p>
          <text:p text:style-name="P13"/>
        </text:list-item>
      </text:list>
      <text:p text:style-name="P6"/>
      <text:h text:style-name="Heading_20_3" text:outline-level="3">Agent SSH</text:h>
      <text:h text:style-name="Heading_20_10" text:outline-level="10">Installation </text:h>
      <text:p text:style-name="P2">Installation <text:span text:style-name="T2">le</text:span> plugin « SSH Slave »</text:p>
      <text:p text:style-name="P5"><text:span text:style-name="T5">Installation de OpenSSH Servers, </text:span><text:span text:style-name="T6">(</text:span><text:a xlink:type="simple" xlink:href="apt://openssh-server" text:style-name="Internet_20_link" text:visited-style-name="Visited_20_Internet_20_Link"><text:span text:style-name="Strong_20_Emphasis"><text:span text:style-name="T11">openssh-server</text:span></text:span></text:a><text:span text:style-name="T9"> </text:span><text:span text:style-name="T10">)</text:span><text:span text:style-name="T5"> </text:span><text:span text:style-name="T7">vérifier que le serveur sshd démarre</text:span></text:p>
      <text:h text:style-name="Heading_20_10" text:outline-level="10">Création de noeud</text:h>
      <text:p text:style-name="P1"><text:span text:style-name="T3">Créer </text:span><text:span text:style-name="T4">un nouveau nœud démarré en ssh </text:span></text:p>
      <text:p text:style-name="P3"/>
      <text:h text:style-name="Heading_20_3" text:outline-level="3">Agent Java Web start</text:h>
      <text:p text:style-name="P8">Autoriser les connexions JNLP</text:p>
      <text:p text:style-name="P7">Créer le nœud dans l’interface du master </text:p>
      <text:p text:style-name="P9"><text:span text:style-name="T8">A partir du nœud esclave, accéder</text:span> à la page du nœud <text:span text:style-name="T13">sur le master </text:span>et le démarrer <text:span text:style-name="T13">via Java Web Start</text:span> <text:s/></text:p>
      <text:p text:style-name="P9"/>
      <text:h text:style-name="Heading_20_3" text:outline-level="3">Utilisation d’étiquettes</text:h>
      <text:p text:style-name="P4">Positionner des <text:span text:style-name="T14">étiquettes</text:span> sur le nœud Java Web Start et sur le job freestyle du TP précédent afin qu’il s’exécute exclusivement sur ce nœu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, sans-serif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19-05-21T19:36:52.826170923</dc:date>
    <meta:editing-duration>P1DT14H53M57S</meta:editing-duration>
    <meta:editing-cycles>145</meta:editing-cycles>
    <meta:generator>LibreOffice/6.0.7.3$Linux_X86_64 LibreOffice_project/00m0$Build-3</meta:generator>
    <dc:title>TP2 : Architecture maître/esclave</dc:title>
    <meta:document-statistic meta:table-count="0" meta:image-count="0" meta:object-count="0" meta:page-count="1" meta:paragraph-count="19" meta:word-count="132" meta:character-count="773" meta:non-whitespace-character-count="657"/>
    <meta:user-defined meta:name="Info 1"/>
    <meta:user-defined meta:name="Info 2"/>
    <meta:user-defined meta:name="Info 3"/>
    <meta:user-defined meta:name="Info 4"/>
  </office:meta>
</office:document-meta>
</file>